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eading_20_3">
      <style:paragraph-properties fo:margin-left="0cm" fo:margin-right="0cm" fo:text-indent="0cm" style:auto-text-indent="false" fo:padding="0.049cm" fo:border="0.06pt solid #d9d9e3"/>
    </style:style>
    <style:style style:name="P2" style:family="paragraph" style:parent-style-name="Preformatted_20_Text">
      <style:paragraph-properties fo:margin-left="0cm" fo:margin-right="0cm" fo:text-indent="0cm" style:auto-text-indent="false" fo:padding="0.049cm" fo:border="0.06pt solid #d9d9e3"/>
    </style:style>
    <style:style style:name="P3" style:family="paragraph" style:parent-style-name="Text_20_body">
      <style:paragraph-properties fo:margin-left="0cm" fo:margin-right="0cm" fo:text-indent="0cm" style:auto-text-indent="false" fo:padding="0.049cm" fo:border="0.06pt solid #d9d9e3"/>
    </style:style>
    <style:style style:name="P4"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5"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6"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7"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8"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9" style:family="paragraph" style:parent-style-name="Text_20_body">
      <style:paragraph-properties fo:margin-left="0cm" fo:margin-right="0cm" fo:margin-top="0cm" fo:margin-bottom="0cm" style:contextual-spacing="false" fo:text-indent="0cm" style:auto-text-indent="false" fo:break-before="page"/>
      <style:text-properties loext:padding="0.049cm" loext:border="0.06pt solid #d9d9e3"/>
    </style:style>
    <style:style style:name="P10" style:family="paragraph" style:parent-style-name="Heading_20_3">
      <style:paragraph-properties fo:margin-left="0cm" fo:margin-right="0cm" fo:text-indent="0cm" style:auto-text-indent="false" fo:padding="0.049cm" fo:border="0.06pt solid #d9d9e3"/>
      <style:text-properties officeooo:paragraph-rsid="0004c43e"/>
    </style:style>
    <style:style style:name="P11" style:family="paragraph" style:parent-style-name="Text_20_body">
      <style:paragraph-properties fo:margin-left="0cm" fo:margin-right="0cm" fo:text-indent="0cm" style:auto-text-indent="false" fo:padding="0.049cm" fo:border="0.06pt solid #d9d9e3"/>
      <style:text-properties officeooo:paragraph-rsid="0004c43e"/>
    </style:style>
    <style:style style:name="P12" style:family="paragraph" style:parent-style-name="Standard">
      <style:text-properties officeooo:paragraph-rsid="0004c43e"/>
    </style:style>
    <style:style style:name="P13" style:family="paragraph" style:parent-style-name="Standard">
      <style:paragraph-properties fo:break-before="page"/>
      <style:text-properties officeooo:paragraph-rsid="0004c43e"/>
    </style:style>
    <style:style style:name="P14" style:family="paragraph" style:parent-style-name="Preformatted_20_Text">
      <style:paragraph-properties fo:margin-top="0cm" fo:margin-bottom="0.499cm" style:contextual-spacing="false" fo:padding="0.049cm" fo:border="0.06pt solid #d9d9e3"/>
    </style:style>
    <style:style style:name="P15" style:family="paragraph" style:parent-style-name="Preformatted_20_Text">
      <style:paragraph-properties fo:padding="0.049cm" fo:border="0.06pt solid #d9d9e3"/>
    </style:style>
    <style:style style:name="P16" style:family="paragraph" style:parent-style-name="Standard">
      <style:text-properties officeooo:rsid="0004c43e" officeooo:paragraph-rsid="0004c43e"/>
    </style:style>
    <style:style style:name="P17" style:family="paragraph" style:parent-style-name="Preformatted_20_Text">
      <style:paragraph-properties fo:margin-left="0cm" fo:margin-right="0cm" fo:margin-top="0cm" fo:margin-bottom="0.499cm" style:contextual-spacing="false" fo:text-indent="0cm" style:auto-text-indent="false" fo:padding="0.049cm" fo:border="0.06pt solid #d9d9e3"/>
      <style:text-properties officeooo:paragraph-rsid="000537f2"/>
    </style:style>
    <style:style style:name="P18" style:family="paragraph" style:parent-style-name="Preformatted_20_Text">
      <style:paragraph-properties fo:margin-left="0cm" fo:margin-right="0cm" fo:text-indent="0cm" style:auto-text-indent="false" fo:padding="0.049cm" fo:border="0.06pt solid #d9d9e3"/>
    </style:style>
    <style:style style:name="T1" style:family="text">
      <style:text-properties loext:padding="0.049cm" loext:border="0.06pt solid #d9d9e3"/>
    </style:style>
    <style:style style:name="T2" style:family="text">
      <style:text-properties officeooo:rsid="0004c43e"/>
    </style:style>
    <style:style style:name="T3" style:family="text">
      <style:text-properties officeooo:rsid="0004c43e" loext:padding="0.049cm" loext:border="0.06pt solid #d9d9e3"/>
    </style:style>
    <style:style style:name="T4" style:family="text">
      <style:text-properties fo:font-size="10pt" style:font-size-asian="10pt" style:font-size-complex="10pt" loext:padding="0.049cm" loext:border="0.06pt solid #d9d9e3"/>
    </style:style>
    <style:style style:name="T5" style:family="text">
      <style:text-properties officeooo:rsid="0004c8d4"/>
    </style:style>
    <style:style style:name="T6" style:family="text">
      <style:text-properties officeooo:rsid="0004c8d4" loext:padding="0.049cm" loext:border="0.06pt solid #d9d9e3"/>
    </style:style>
    <style:style style:name="T7" style:family="text">
      <style:text-properties officeooo:rsid="000537f2" loext:padding="0.049cm" loext:border="0.06pt solid #d9d9e3"/>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h text:style-name="Heading_20_1" text:outline-level="1">DNSSEC</text:h>
      <text:p text:style-name="P7"/>
      <text:p text:style-name="P7">paso a paso para instalar y configurar BIND9 en Ubuntu y establecer la configuración <text:span text:style-name="T5">para crear una zona llamada “lpic3indra.local</text:span>:</text:p>
      <text:h text:style-name="P5" text:outline-level="3">Paso 1: Instalación de BIND9</text:h>
      <text:p text:style-name="P6"/>
      <text:p text:style-name="P2"><text:span text:style-name="Source_20_Text"><text:span text:style-name="T1">sudo apt update</text:span></text:span></text:p>
      <text:p text:style-name="P14"><text:span text:style-name="Source_20_Text"><text:span text:style-name="T1">sudo apt install bind9</text:span></text:span></text:p>
      <text:h text:style-name="P5" text:outline-level="3">Paso 2: Configuración de Forwarders</text:h>
      <text:p text:style-name="P7">Abre el archivo de configuración principal de BIND9:</text:p>
      <text:p text:style-name="P6"/>
      <text:p text:style-name="P4"><text:span text:style-name="Source_20_Text"><text:span text:style-name="T1">sudo </text:span></text:span><text:span text:style-name="Source_20_Text"><text:span text:style-name="T6">vi</text:span></text:span><text:span text:style-name="Source_20_Text"><text:span text:style-name="T1"> /etc/bind/named.conf.options</text:span></text:span></text:p>
      <text:p text:style-name="P7">Asegúrate de que el archivo tenga configuraciones similares a las siguientes, agregando o modificando según sea necesario:</text:p>
      <text:p text:style-name="P6"/>
      <text:p text:style-name="P2"><text:span text:style-name="Source_20_Text"><text:span text:style-name="T1">options {</text:span></text:span></text:p>
      <text:p text:style-name="P15"><text:span text:style-name="Source_20_Text"><text:span text:style-name="T1"><text:s text:c="4"/>directory "/var/cache/bind";</text:span></text:span></text:p>
      <text:p text:style-name="P15"><text:span text:style-name="Source_20_Text"><text:span text:style-name="T1"><text:s text:c="4"/>recursion yes;</text:span></text:span></text:p>
      <text:p text:style-name="P15"><text:span text:style-name="Source_20_Text"><text:span text:style-name="T1"><text:s text:c="4"/>allow-query { any; };</text:span></text:span></text:p>
      <text:p text:style-name="P15"/>
      <text:p text:style-name="P15"><text:span text:style-name="Source_20_Text"><text:span text:style-name="T1"><text:s text:c="4"/>forwarders {</text:span></text:span></text:p>
      <text:p text:style-name="P15"><text:span text:style-name="Source_20_Text"><text:span text:style-name="T1"><text:s text:c="8"/>8.8.8.8;</text:span></text:span></text:p>
      <text:p text:style-name="P15"><text:span text:style-name="Source_20_Text"><text:span text:style-name="T1"><text:s text:c="8"/>1.1.1.1;</text:span></text:span></text:p>
      <text:p text:style-name="P15"><text:span text:style-name="Source_20_Text"><text:span text:style-name="T1"><text:s text:c="4"/>};</text:span></text:span></text:p>
      <text:p text:style-name="P15"/>
      <text:p text:style-name="P15"><text:span text:style-name="Source_20_Text"><text:span text:style-name="T1"><text:s text:c="4"/>dnssec-validation auto;</text:span></text:span></text:p>
      <text:p text:style-name="P15"/>
      <text:p text:style-name="P15"><text:span text:style-name="Source_20_Text"><text:span text:style-name="T1"><text:s text:c="4"/>auth-nxdomain no; <text:s text:c="3"/># conform to RFC1035</text:span></text:span></text:p>
      <text:p text:style-name="P15"><text:span text:style-name="Source_20_Text"><text:span text:style-name="T1"><text:s text:c="4"/>listen-on-v6 { any; };</text:span></text:span></text:p>
      <text:p text:style-name="P14"><text:span text:style-name="Source_20_Text"><text:span text:style-name="T1">};</text:span></text:span></text:p>
      <text:p text:style-name="P7">Guarda y cierra el archivo.</text:p>
      <text:h text:style-name="P5" text:outline-level="3">Paso 3: Configuración de Zona Directa</text:h>
      <text:p text:style-name="P7">Abre el archivo de configuración de la zona directa:</text:p>
      <text:p text:style-name="P6"/>
      <text:p text:style-name="P4"><text:span text:style-name="Source_20_Text"><text:span text:style-name="T1">sudo </text:span></text:span><text:span text:style-name="Source_20_Text"><text:span text:style-name="T6">vi</text:span></text:span><text:span text:style-name="Source_20_Text"><text:span text:style-name="T1"> /etc/bind/named.conf.local</text:span></text:span></text:p>
      <text:p text:style-name="P3"><text:soft-page-break/><text:span text:style-name="T1">Agrega la configuración para la zona directa </text:span><text:span text:style-name="Source_20_Text"><text:span text:style-name="T1">lpic3indra.local</text:span></text:span><text:span text:style-name="T1">:</text:span></text:p>
      <text:p text:style-name="P6"/>
      <text:p text:style-name="P2"><text:span text:style-name="Source_20_Text"><text:span text:style-name="T1">zone "lpic3indra.local" {</text:span></text:span></text:p>
      <text:p text:style-name="P15"><text:span text:style-name="Source_20_Text"><text:span text:style-name="T1"><text:s text:c="4"/>type master;</text:span></text:span></text:p>
      <text:p text:style-name="P15"><text:span text:style-name="Source_20_Text"><text:span text:style-name="T1"><text:s text:c="4"/>file "/etc/bind/zones/lpic3indra.local.db";</text:span></text:span></text:p>
      <text:p text:style-name="P14"><text:span text:style-name="Source_20_Text"><text:span text:style-name="T1">};</text:span></text:span></text:p>
      <text:p text:style-name="P7">Crea el directorio para las zonas y abre un nuevo archivo para la zona directa:</text:p>
      <text:p text:style-name="P6"/>
      <text:p text:style-name="P2"><text:span text:style-name="Source_20_Text"><text:span text:style-name="T1">sudo mkdir /etc/bind/zones</text:span></text:span></text:p>
      <text:p text:style-name="P14"><text:span text:style-name="Source_20_Text"><text:span text:style-name="T1">sudo </text:span></text:span><text:span text:style-name="Source_20_Text"><text:span text:style-name="T6">vi</text:span></text:span><text:span text:style-name="Source_20_Text"><text:span text:style-name="T1"> /etc/bind/zones/lpic3indra.local.db</text:span></text:span></text:p>
      <text:p text:style-name="P7">Agrega las configuraciones de la zona directa:</text:p>
      <text:p text:style-name="P6"/>
      <text:p text:style-name="P2"><text:span text:style-name="Source_20_Text"><text:span text:style-name="T1">$TTL <text:s text:c="3"/>604800</text:span></text:span></text:p>
      <text:p text:style-name="P15"><text:span text:style-name="Source_20_Text"><text:span text:style-name="T1">@ <text:s text:c="6"/>IN <text:s text:c="5"/>SOA <text:s text:c="4"/>dns.lpic3</text:span></text:span><text:span text:style-name="Source_20_Text"><text:span text:style-name="T7">indra</text:span></text:span><text:span text:style-name="Source_20_Text"><text:span text:style-name="T1">.local. admin.lpic3indra.local. (</text:span></text:span></text:p>
      <text:p text:style-name="P15"><text:span text:style-name="Source_20_Text"><text:span text:style-name="T1"><text:s text:c="30"/>1 <text:s text:c="8"/>; Serial</text:span></text:span></text:p>
      <text:p text:style-name="P15"><text:span text:style-name="Source_20_Text"><text:span text:style-name="T1"><text:s text:c="25"/>604800 <text:s text:c="8"/>; Refresh</text:span></text:span></text:p>
      <text:p text:style-name="P15"><text:span text:style-name="Source_20_Text"><text:span text:style-name="T1"><text:s text:c="26"/>86400 <text:s text:c="8"/>; Retry</text:span></text:span></text:p>
      <text:p text:style-name="P15"><text:span text:style-name="Source_20_Text"><text:span text:style-name="T1"><text:s text:c="24"/>2419200 <text:s text:c="8"/>; Expire</text:span></text:span></text:p>
      <text:p text:style-name="P15"><text:span text:style-name="Source_20_Text"><text:span text:style-name="T1"><text:s text:c="25"/>604800 ) <text:s text:c="6"/>; Negative Cache TTL</text:span></text:span></text:p>
      <text:p text:style-name="P15"/>
      <text:p text:style-name="P15"><text:span text:style-name="Source_20_Text"><text:span text:style-name="T1">; Name servers</text:span></text:span></text:p>
      <text:p text:style-name="P15"><text:span text:style-name="Source_20_Text"><text:span text:style-name="T1">@ <text:s text:c="6"/>IN <text:s text:c="5"/>NS <text:s text:c="5"/>dns.lpic3</text:span></text:span><text:span text:style-name="Source_20_Text"><text:span text:style-name="T7">indra</text:span></text:span><text:span text:style-name="Source_20_Text"><text:span text:style-name="T1">.local.</text:span></text:span></text:p>
      <text:p text:style-name="P15"/>
      <text:p text:style-name="P15"><text:span text:style-name="Source_20_Text"><text:span text:style-name="T1">; Hosts</text:span></text:span></text:p>
      <text:p text:style-name="P15"><text:span text:style-name="Source_20_Text"><text:span text:style-name="T1">dns <text:s text:c="4"/>IN <text:s text:c="5"/>A <text:s text:c="6"/>83.229.82.72</text:span></text:span></text:p>
      <text:p text:style-name="P15"><text:span text:style-name="Source_20_Text"><text:span text:style-name="T1">www <text:s text:c="4"/>IN <text:s text:c="5"/>CNAME <text:s text:c="2"/>dns</text:span></text:span></text:p>
      <text:p text:style-name="P15"><text:span text:style-name="Source_20_Text"><text:span text:style-name="T1">ubuntu <text:s/>IN <text:s text:c="5"/>A <text:s text:c="6"/>172.16.1.149</text:span></text:span></text:p>
      <text:p text:style-name="P14"><text:span text:style-name="Source_20_Text"><text:span text:style-name="T1">rocky <text:s text:c="2"/>IN <text:s text:c="5"/>A <text:s text:c="6"/>172.16.1.127</text:span></text:span></text:p>
      <text:p text:style-name="P7">Guarda y cierra el archivo.</text:p>
      <text:h text:style-name="P5" text:outline-level="3">Paso 4: Reiniciar BIND9</text:h>
      <text:p text:style-name="P7">Reinicia el servicio BIND9 para aplicar los cambios:</text:p>
      <text:p text:style-name="P6"/>
      <text:p text:style-name="P4"><text:span text:style-name="Source_20_Text"><text:span text:style-name="T1">sudo </text:span></text:span><text:span text:style-name="Source_20_Text"><text:span text:style-name="T6">systemctl restart </text:span></text:span><text:span text:style-name="Source_20_Text"><text:span text:style-name="T1">bind9 </text:span></text:span></text:p>
      <text:h text:style-name="P5" text:outline-level="3">Paso 5: Configuración del Cliente</text:h>
      <text:p text:style-name="P3"><text:span text:style-name="T1">Asegúrate de que los clientes utilicen el servidor DNS recién configurado. Puedes hacer esto modificando el archivo </text:span><text:span text:style-name="Source_20_Text"><text:span text:style-name="T1">/etc/resolv.conf</text:span></text:span><text:span text:style-name="T1"> en los clientes para incluir la dirección IP de tu servidor DNS.</text:span></text:p>
      <text:p text:style-name="P6"/>
      <text:p text:style-name="P4"><text:span text:style-name="Source_20_Text"><text:span text:style-name="T1">sudo </text:span></text:span><text:span text:style-name="Source_20_Text"><text:span text:style-name="T6">vi</text:span></text:span><text:span text:style-name="Source_20_Text"><text:span text:style-name="T1"> /etc/resolv.conf</text:span></text:span></text:p>
      <text:p text:style-name="P7"><text:soft-page-break/>Agrega la siguiente línea:</text:p>
      <text:p text:style-name="P6"/>
      <text:p text:style-name="P17"><text:span text:style-name="Source_20_Text"><text:span text:style-name="T1">nameserver 83.229.82.72</text:span></text:span></text:p>
      <text:p text:style-name="P7">Guarda y cierra el archivo.</text:p>
      <text:p text:style-name="P7">Con estos pasos, has instalado y configurado BIND9 en Ubuntu con la configuración de zona directa y forwarders. Asegúrate de ajustar las direcciones IP y nombres de host según tus necesidades específicas.</text:p>
      <text:p text:style-name="P8"/>
      <text:p text:style-name="P9"/>
      <text:p text:style-name="P3">DNSSEC, o Sistema de Extensiones de Seguridad del Sistema de Nombres de Dominio, es una extensión del sistema de nombres de dominio que agrega una capa de seguridad mediante la firma digital de las respuestas DNS. Su objetivo principal es proteger contra ataques de envenenamiento de caché DNS y garantizar la autenticidad e integridad de la información del DNS.</text:p>
      <text:p text:style-name="P3">Aquí está el paso a paso para implementar DNSSEC en tu servidor BIND9:</text:p>
      <text:h text:style-name="P1" text:outline-level="3">Paso 1: Generar las claves</text:h>
      <text:p text:style-name="P3">Primero, necesitas generar claves que se utilizarán para firmar zonas. Puedes hacerlo usando la herramienta <text:span text:style-name="Source_20_Text"><text:span text:style-name="T1">dnssec-keygen</text:span></text:span>. Abre una terminal y ejecuta los siguientes comandos:</text:p>
      <text:p text:style-name="P6"/>
      <text:p text:style-name="P2"><text:span text:style-name="Source_20_Text"><text:span text:style-name="T1">cd /etc/bind</text:span></text:span></text:p>
      <text:p text:style-name="P2"><text:span text:style-name="Source_20_Text"><text:span text:style-name="T1">sudo mkdir keys</text:span></text:span></text:p>
      <text:p text:style-name="P2"><text:span text:style-name="Source_20_Text"><text:span text:style-name="T1">cd keys</text:span></text:span></text:p>
      <text:p text:style-name="P15"><text:span text:style-name="Source_20_Text"><text:span text:style-name="T1">sudo dnssec-keygen -a NSEC3RSASHA1 -b 2048 -n ZONE lpic3indra.local</text:span></text:span></text:p>
      <text:p text:style-name="P14"><text:span text:style-name="Source_20_Text"><text:span text:style-name="T1">sudo dnssec-keygen -f KSK -a NSEC3RSASHA1 -b 4096 -n ZONE lpic3indra.local</text:span></text:span></text:p>
      <text:p text:style-name="P3">Esto creará dos conjuntos de claves: una para la firma de la zona y otra como clave de firma de clave (KSK).</text:p>
      <text:h text:style-name="P1" text:outline-level="3">Paso 2: Configurar BIND9 para DNSSEC</text:h>
      <text:p text:style-name="P3">Abre el archivo de configuración de BIND9:</text:p>
      <text:p text:style-name="P6"/>
      <text:p text:style-name="P4"><text:span text:style-name="Source_20_Text"><text:span text:style-name="T1">sudo </text:span></text:span><text:span text:style-name="Source_20_Text"><text:span text:style-name="T6">vi</text:span></text:span><text:span text:style-name="Source_20_Text"><text:span text:style-name="T1"> /etc/bind/named.conf.options</text:span></text:span></text:p>
      <text:p text:style-name="P3">Asegúrate de que las siguientes líneas estén presentes en la sección <text:span text:style-name="Source_20_Text"><text:span text:style-name="T1">options</text:span></text:span>:</text:p>
      <text:p text:style-name="P6"/>
      <text:p text:style-name="P2"><text:span text:style-name="Source_20_Text"><text:span text:style-name="T1">options {</text:span></text:span></text:p>
      <text:p text:style-name="P2"><text:span text:style-name="Source_20_Text"><text:span text:style-name="T1"><text:s text:c="4"/>directory "/var/cache/bind";</text:span></text:span></text:p>
      <text:p text:style-name="P2"><text:span text:style-name="Source_20_Text"><text:span text:style-name="T1"><text:s text:c="4"/>recursion yes;</text:span></text:span></text:p>
      <text:p text:style-name="P2"><text:span text:style-name="Source_20_Text"><text:span text:style-name="T1"><text:s text:c="4"/>allow-query { any; };</text:span></text:span></text:p>
      <text:p text:style-name="P2"><text:span text:style-name="Source_20_Text"><text:span text:style-name="T1"/></text:span></text:p>
      <text:p text:style-name="P2"><text:span text:style-name="Source_20_Text"><text:span text:style-name="T1"><text:s text:c="4"/>forwarders {</text:span></text:span></text:p>
      <text:p text:style-name="P2"><text:span text:style-name="Source_20_Text"><text:span text:style-name="T1"><text:s text:c="8"/>8.8.8.8;</text:span></text:span></text:p>
      <text:p text:style-name="P2"><text:span text:style-name="Source_20_Text"><text:span text:style-name="T1"><text:s text:c="8"/>1.1.1.1;</text:span></text:span></text:p>
      <text:p text:style-name="P2"><text:span text:style-name="Source_20_Text"><text:span text:style-name="T1"><text:s text:c="4"/>};</text:span></text:span></text:p>
      <text:p text:style-name="P2"><text:span text:style-name="Source_20_Text"><text:span text:style-name="T1"/></text:span></text:p>
      <text:p text:style-name="P2"><text:span text:style-name="Source_20_Text"><text:span text:style-name="T1"><text:s text:c="4"/>dnssec-validation yes;</text:span></text:span></text:p>
      <text:p text:style-name="P2"><text:span text:style-name="Source_20_Text"><text:span text:style-name="T1"/></text:span></text:p>
      <text:p text:style-name="P2"><text:span text:style-name="Source_20_Text"><text:span text:style-name="T1"><text:s text:c="4"/>auth-nxdomain no; <text:s text:c="3"/># conforme to RFC1035</text:span></text:span></text:p>
      <text:p text:style-name="P2"><text:span text:style-name="Source_20_Text"><text:span text:style-name="T1"><text:s text:c="4"/>listen-on-v6 { any; };</text:span></text:span></text:p>
      <text:p text:style-name="P2"><text:span text:style-name="Source_20_Text"><text:span text:style-name="T1"/></text:span></text:p>
      <text:p text:style-name="P2"><text:span text:style-name="Source_20_Text"><text:span text:style-name="T1">};</text:span></text:span></text:p>
      <text:p text:style-name="P3">Estas líneas habilitarán y configurarán DNSSEC en BIND9.</text:p>
      <text:p text:style-name="P3"/>
      <text:h text:style-name="P1" text:outline-level="3"><text:soft-page-break/>Paso 3: Configurar la Zona para DNSSEC</text:h>
      <text:p text:style-name="P3">Abre el archivo de zona <text:span text:style-name="Source_20_Text"><text:span text:style-name="T1">lpic3indra.local.db</text:span></text:span>:</text:p>
      <text:p text:style-name="P6"/>
      <text:p text:style-name="P4"><text:span text:style-name="Source_20_Text"><text:span text:style-name="T1">sudo </text:span></text:span><text:span text:style-name="Source_20_Text"><text:span text:style-name="T6">vi</text:span></text:span><text:span text:style-name="Source_20_Text"><text:span text:style-name="T1"> /etc/bind/zones/lpic3indra.local.db</text:span></text:span></text:p>
      <text:p text:style-name="P3">Agrega las siguientes líneas al principio del archivo para indicar el uso de DNSSEC y especificar las claves:</text:p>
      <text:p text:style-name="P6"/>
      <text:p text:style-name="P2"><text:span text:style-name="Source_20_Text"><text:span text:style-name="T1">$$TTL <text:s text:c="3"/>604800</text:span></text:span></text:p>
      <text:p text:style-name="P2"><text:span text:style-name="Source_20_Text"><text:span text:style-name="T1">@ <text:s text:c="6"/>IN <text:s text:c="5"/>SOA <text:s text:c="4"/>dns.lpic3indra.local. admin.lpic3indra.local. (</text:span></text:span></text:p>
      <text:p text:style-name="P2"><text:span text:style-name="Source_20_Text"><text:span text:style-name="T1"><text:s text:c="30"/>1 <text:s text:c="8"/>; Serial</text:span></text:span></text:p>
      <text:p text:style-name="P2"><text:span text:style-name="Source_20_Text"><text:span text:style-name="T1"><text:s text:c="25"/>604800 <text:s text:c="8"/>; Refresh</text:span></text:span></text:p>
      <text:p text:style-name="P2"><text:span text:style-name="Source_20_Text"><text:span text:style-name="T1"><text:s text:c="26"/>86400 <text:s text:c="8"/>; Retry</text:span></text:span></text:p>
      <text:p text:style-name="P2"><text:span text:style-name="Source_20_Text"><text:span text:style-name="T1"><text:s text:c="24"/>2419200 <text:s text:c="8"/>; Expire</text:span></text:span></text:p>
      <text:p text:style-name="P2"><text:span text:style-name="Source_20_Text"><text:span text:style-name="T1"><text:s text:c="25"/>604800 ) <text:s text:c="6"/>; Negative Cache TTL</text:span></text:span></text:p>
      <text:p text:style-name="P2"><text:span text:style-name="Source_20_Text"><text:span text:style-name="T1"/></text:span></text:p>
      <text:p text:style-name="P2"><text:span text:style-name="Source_20_Text"><text:span text:style-name="T1">; Name servers</text:span></text:span></text:p>
      <text:p text:style-name="P2"><text:span text:style-name="Source_20_Text"><text:span text:style-name="T1">@ <text:s text:c="6"/>IN <text:s text:c="5"/>NS <text:s text:c="5"/>dns.lpic3indra.local.</text:span></text:span></text:p>
      <text:p text:style-name="P2"><text:span text:style-name="Source_20_Text"><text:span text:style-name="T1"/></text:span></text:p>
      <text:p text:style-name="P2"><text:span text:style-name="Source_20_Text"><text:span text:style-name="T1">; Hosts</text:span></text:span></text:p>
      <text:p text:style-name="P2"><text:span text:style-name="Source_20_Text"><text:span text:style-name="T1">dns <text:s text:c="4"/>IN <text:s text:c="5"/>A <text:s text:c="6"/>83.229.82.72 </text:span></text:span></text:p>
      <text:p text:style-name="P2"><text:span text:style-name="Source_20_Text"><text:span text:style-name="T1">www <text:s text:c="4"/>IN <text:s text:c="5"/>CNAME <text:s text:c="2"/>dns</text:span></text:span></text:p>
      <text:p text:style-name="P2"><text:span text:style-name="Source_20_Text"><text:span text:style-name="T1">ubuntu <text:s/>IN <text:s text:c="5"/>A <text:s text:c="6"/>172.16.1.149</text:span></text:span></text:p>
      <text:p text:style-name="P2"><text:span text:style-name="Source_20_Text"><text:span text:style-name="T1">rocky <text:s text:c="2"/>IN <text:s text:c="5"/>A <text:s text:c="6"/>172.16.1.127</text:span></text:span></text:p>
      <text:p text:style-name="P2"><text:span text:style-name="Source_20_Text"><text:span text:style-name="T1">lpic3indra.local. IN DNSKEY 257 3 7 AwEAAa7Uwbs+aQo/gCD7uYi6wKUiU0Rx20wrKWdLOlzr1RtuhQR0fuw0 L6vL8cYIZj3Ue3YZIKCVgpqDftLCuWfhxW7cRSSsLUEKcZd2rNIsWhxk h22wk5ey/NjXEYtBxT4lW6Xaka0bRRpXy90eSnTLTwXhRyoE3UITj9S4 1pQTbxTYJn0H4z8lL4k45yXwe0t8nJDd4PKBrJhP2ZjMy/ml/ECTfTin Z4MNlufHF3J0v+Eue3Cm7btfD+U5SqjGXr1o7SB8LWuNFNRXAPSczI8J 9m+XSjWVR4lckATTjOv4qzEosQI8RJh/KJDr4WfeCYI/JxBYhTNoZk4D cwFuwN0mtzdKcl2MxcXchSXQlx+WM5dLRYeOrS8bv4zBm0kkQ6Z3O9wS k90eeFxycUquMg4gkYm/2yyZVcZh6AFs41fPYsibKWXejtBfQL+UOQIE NFoQFRRbiqJmj07rrDxihUihUbZwreA3sDtaUvYfs9EP9fmNkO+uyZyR VctDZqAfzr4n/tkOAAsgZqnD5NU0SBVFVijd3XUosUVKvRpk901KbojS /UErF7ZO/VsrmD7jwjkZRHi/A8YptfPobrHOiEyYIZ3IkeAbhC7HXz37 vxxoUswPkc554Dh3GvW8JdhT4CBduegwANOqXr/QI85bz+IJARFq99GS mVqBa8yasjkLNgMZ</text:span></text:span></text:p>
      <text:p text:style-name="P2"><text:span text:style-name="Source_20_Text"><text:span text:style-name="T1">lpic3indra.local. IN DNSKEY 256 3 7 AwEAAeiy6+g+BBRZpvgdVWrif5HRuLo+SeLgtivX2TNxEjO3qEh16yAK mmaO/mklJlFIJoQjhANhIjSKTdAE9nMWTPuZ4v5JSdiwi6NhXVRxUipf o7iFRWGAKX5HM9ybkL120zoHkvxgLaLKXpurwzThqyxZJGgjQy4iAXCN 8nIrq23IfvbpLBTN0Bx5lCRWe+Ku1Gf80Va4qVri/ZRYW31E+VCe+bPT oBwJwiPHIa+dIV3P0cb/xTcdzMM/O8xCZgWXrwLYvOfq27R7At4/MNZt eq+qpBoMeqKZ8VrUCJ/Te8SQvm6E0Aqdc597qeUrPcijKoRTXugWtqrJ hVM0DrKkIw0=</text:span></text:span></text:p>
      <text:p text:style-name="P3">Sustituye las claves <text:span text:style-name="T2">con las </text:span>reales que generaste en el Paso 1.</text:p>
      <text:h text:style-name="P1" text:outline-level="3">Paso 4: Firmar la Zona</text:h>
      <text:p text:style-name="P3">Usa las herramientas de DNSSEC para firmar la zona:</text:p>
      <text:p text:style-name="P6"><text:soft-page-break/></text:p>
      <text:p text:style-name="P2"><text:span text:style-name="Source_20_Text"><text:span text:style-name="T1">cd /etc/bind/keys</text:span></text:span></text:p>
      <text:p text:style-name="P15"><text:span text:style-name="Source_20_Text"><text:span text:style-name="T1">sudo named-checkconf</text:span></text:span></text:p>
      <text:p text:style-name="P15"><text:span text:style-name="Source_20_Text"><text:span text:style-name="T1">sudo named-checkzone lpic3indra.local /etc/bind/zones/lpic3indra.local.db</text:span></text:span></text:p>
      <text:p text:style-name="P4"><text:span text:style-name="Source_20_Text"><text:span text:style-name="T1">sudo dnssec-signzone -A -3 $(head -c 1000 /dev/random | sha1sum | cut -b 1-16) -N INCREMENT -o lpic3indra.local -t /etc/bind/zones/lpic3indra.local.db</text:span></text:span></text:p>
      <text:h text:style-name="P1" text:outline-level="3">Paso 5: <text:span text:style-name="T2">Modificar el fichero named.conf.local</text:span></text:h>
      <text:p text:style-name="P3"><text:span text:style-name="T2">Ajustar el uso del fichero firmado</text:span>:</text:p>
      <text:p text:style-name="P6"/>
      <text:p text:style-name="P4"><text:span text:style-name="Source_20_Text"><text:span text:style-name="T1">zone "lpic3indra.local" {</text:span></text:span></text:p>
      <text:p text:style-name="P4"><text:span text:style-name="Source_20_Text"><text:span text:style-name="T1"><text:s text:c="4"/>type master;</text:span></text:span></text:p>
      <text:p text:style-name="P4"><text:span text:style-name="Source_20_Text"><text:span text:style-name="T1"><text:s text:c="4"/>file "/etc/bind/zones/lpic3indra.local.db.signed";</text:span></text:span></text:p>
      <text:p text:style-name="P4"><text:span text:style-name="Source_20_Text"><text:span text:style-name="T1">};</text:span></text:span></text:p>
      <text:h text:style-name="P10" text:outline-level="3"><text:span text:style-name="Source_20_Text"><text:span text:style-name="T1">Paso </text:span></text:span><text:span text:style-name="Source_20_Text"><text:span text:style-name="T3">6</text:span></text:span><text:span text:style-name="Source_20_Text"><text:span text:style-name="T1">: </text:span></text:span><text:span text:style-name="Source_20_Text"><text:span text:style-name="T3">Reiniciar bind</text:span></text:span></text:h>
      <text:p text:style-name="P11"><text:span text:style-name="Source_20_Text"><text:span text:style-name="T3">systemctl restart bind9</text:span></text:span></text:p>
      <text:p text:style-name="P3">Con estos pasos, has implementado DNSSEC en tu servidor BIND9. Este proceso asegura que la información de tu zona esté firmada digitalmente, proporcionando una capa adicional de seguridad en el sistema de nombres de dominio.</text:p>
      <text:p text:style-name="Standard"/>
      <text:p text:style-name="P16">Como punto final realizar la verificación:</text:p>
      <text:p text:style-name="P16"/>
      <text:p text:style-name="P12"><text:span text:style-name="Source_20_Text"><text:span text:style-name="T4">dig +dnssec +cdflag ubuntu.lpic3indra.local</text:span></text:span></text:p>
      <text:p text:style-name="P12"><text:span text:style-name="Source_20_Text"><text:span text:style-name="T4"/></text:span></text:p>
      <text:p text:style-name="P12"><text:span text:style-name="Source_20_Text"><text:span text:style-name="T4"/></text:span></text:p>
      <text:p text:style-name="P13"><text:span text:style-name="Source_20_Text"><text:span text:style-name="T4"/></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1T10:38:40.865106974</meta:creation-date>
    <meta:generator>LibreOffice/7.6.2.1$Linux_X86_64 LibreOffice_project/56f7684011345957bbf33a7ee678afaf4d2ba333</meta:generator>
    <dc:date>2023-11-23T15:44:09.825718545</dc:date>
    <meta:editing-duration>PT5H58M7S</meta:editing-duration>
    <meta:editing-cycles>5</meta:editing-cycles>
    <meta:document-statistic meta:table-count="0" meta:image-count="0" meta:object-count="0" meta:page-count="7" meta:paragraph-count="124" meta:word-count="771" meta:character-count="6612" meta:non-whitespace-character-count="5339"/>
  </office:meta>
</office:document-meta>
</file>